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 Sans" svg:font-family="'Nunito Sans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6pt" style:text-underline-style="none" fo:font-weight="normal" style:font-size-asian="22.75pt" style:font-weight-asian="normal" style:font-size-complex="26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style:text-underline-style="none" fo:font-weight="normal" officeooo:rsid="0012bffb" officeooo:paragraph-rsid="0012bffb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162b5" officeooo:paragraph-rsid="001162b5" style:font-size-asian="17.5pt" style:font-weight-asian="normal" style:font-size-complex="20pt" style:font-weight-complex="normal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font-name="Nunito Sans" fo:letter-spacing="normal" fo:font-style="normal" style:text-blinking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implonline.co/briefs/64a02e64-dd9a-420b-8e06-69a02b788a9d" text:style-name="Internet_20_link" text:visited-style-name="Visited_20_Internet_20_Link"><text:span text:style-name="T1">Sensibilisation à la cybersécurité</text:span></text:a></text:p>
      <text:p text:style-name="P1"><text:span text:style-name="T1"/></text:p>
      <text:p text:style-name="P2"><text:span text:style-name="T1"/></text:p>
      <text:p text:style-name="P4"><text:span text:style-name="T1">3 points importants :</text:span></text:p>
      <text:p text:style-name="P4"><text:span text:style-name="T1"/></text:p>
      <text:list xml:id="list1009163776" text:style-name="L1">
        <text:list-item>
          <text:p text:style-name="P3"><text:span text:style-name="T1">Sécuriser nos données (commencer par un bon mots de passe, etc.)</text:span></text:p>
        </text:list-item>
        <text:list-item>
          <text:p text:style-name="P3"><text:span text:style-name="T1">Sécuriser nos outils informatiques (ordinateur, portable, etc.)</text:span></text:p>
        </text:list-item>
        <text:list-item>
          <text:p text:style-name="P3"><text:span text:style-name="T1">La sensibilisation des utilisateur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 Sans" svg:font-family="'Nunito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3T09:09:41.681000000</meta:creation-date>
    <dc:date>2023-10-03T09:20:58.763000000</dc:date>
    <meta:editing-duration>PT11M18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5" meta:word-count="33" meta:character-count="224" meta:non-whitespace-character-count="199"/>
  </office:meta>
</office:document-meta>
</file>